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0388f" officeooo:paragraph-rsid="0000388f"/>
    </style:style>
    <style:style style:name="P2" style:family="paragraph" style:parent-style-name="Title">
      <style:text-properties officeooo:rsid="0000388f" officeooo:paragraph-rsid="0000388f"/>
    </style:style>
    <style:style style:name="P3" style:family="paragraph" style:parent-style-name="Heading">
      <style:paragraph-properties fo:break-before="page"/>
      <style:text-properties officeooo:rsid="0001cc34" officeooo:paragraph-rsid="0001cc34"/>
    </style:style>
    <style:style style:name="P4" style:family="paragraph" style:parent-style-name="Subtitle">
      <style:text-properties officeooo:rsid="0000388f" officeooo:paragraph-rsid="0000388f"/>
    </style:style>
    <style:style style:name="P5" style:family="paragraph" style:parent-style-name="Heading_20_1">
      <style:text-properties officeooo:rsid="0001cc34" officeooo:paragraph-rsid="0001cc34"/>
    </style:style>
    <style:style style:name="P6" style:family="paragraph" style:parent-style-name="Heading_20_1">
      <style:text-properties officeooo:paragraph-rsid="0001cc34"/>
    </style:style>
    <style:style style:name="P7" style:family="paragraph" style:parent-style-name="Heading_20_2">
      <style:text-properties officeooo:rsid="0001cc34" officeooo:paragraph-rsid="0001cc34"/>
    </style:style>
    <style:style style:name="P8" style:family="paragraph" style:parent-style-name="Text">
      <style:text-properties officeooo:rsid="0001cc34" officeooo:paragraph-rsid="0001cc34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1cc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RAPPORT DE TRAVAUX PRATIQUES n°3</text:p>
      <text:p text:style-name="P4">LO52 – A2017</text:p>
      <text:p text:style-name="P1">Etudiants : Pierre ROMET – Guillaume PROST</text:p>
      <text:p text:style-name="P1"/>
      <text:p text:style-name="P3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133_2065852393" text:style-name="Index_20_Link" text:visited-style-name="Index_20_Link">Mise en place de l’environnement de travail<text:tab/>2</text:a></text:p>
          <text:p text:style-name="P9"><text:a xlink:type="simple" xlink:href="#__RefHeading___Toc135_2065852393" text:style-name="Index_20_Link" text:visited-style-name="Index_20_Link">Configuration par défaut du noyau<text:tab/>2</text:a></text:p>
          <text:p text:style-name="P10"><text:a xlink:type="simple" xlink:href="#__RefHeading___Toc137_2065852393" text:style-name="Index_20_Link" text:visited-style-name="Index_20_Link">Configuration par défaut<text:tab/>2</text:a></text:p>
          <text:p text:style-name="P10"><text:a xlink:type="simple" xlink:href="#__RefHeading___Toc139_2065852393" text:style-name="Index_20_Link" text:visited-style-name="Index_20_Link">Chargement et première compilation<text:tab/>2</text:a></text:p>
          <text:p text:style-name="P9"><text:a xlink:type="simple" xlink:href="#__RefHeading___Toc147_2065852393" text:style-name="Index_20_Link" text:visited-style-name="Index_20_Link">Configuration avancée du noyau<text:tab/>2</text:a></text:p>
          <text:p text:style-name="P10"><text:a xlink:type="simple" xlink:href="#__RefHeading___Toc143_2065852393" text:style-name="Index_20_Link" text:visited-style-name="Index_20_Link">Modification de la configuration<text:tab/>2</text:a></text:p>
          <text:p text:style-name="P10"><text:a xlink:type="simple" xlink:href="#__RefHeading___Toc145_2065852393" text:style-name="Index_20_Link" text:visited-style-name="Index_20_Link">Compilation avec configuration personnalisée<text:tab/>2</text:a></text:p>
        </text:index-body>
      </text:table-of-content>
      <text:h text:style-name="P5" text:outline-level="1"/>
      <text:h text:style-name="P5" text:outline-level="1"><text:bookmark-start text:name="__RefHeading___Toc133_2065852393"/>Mise en place de l’environnement de travail<text:bookmark-end text:name="__RefHeading___Toc133_2065852393"/></text:h>
      <text:p text:style-name="P8">Questions 3.1 à 3.4</text:p>
      <text:h text:style-name="P6" text:outline-level="1"/>
      <text:h text:style-name="P6" text:outline-level="1"><text:bookmark-start text:name="__RefHeading___Toc135_2065852393"/><text:span text:style-name="T1">Configuration par défaut du noyau</text:span><text:bookmark-end text:name="__RefHeading___Toc135_2065852393"/></text:h>
      <text:h text:style-name="P7" text:outline-level="2"><text:bookmark-start text:name="__RefHeading___Toc137_2065852393"/>Configuration par défaut<text:bookmark-end text:name="__RefHeading___Toc137_2065852393"/></text:h>
      <text:p text:style-name="P8">Questions 4.1 à 4.4</text:p>
      <text:h text:style-name="P7" text:outline-level="2"><text:bookmark-start text:name="__RefHeading___Toc139_2065852393"/>Chargement et première compilation<text:bookmark-end text:name="__RefHeading___Toc139_2065852393"/></text:h>
      <text:p text:style-name="P8">Questions 4.5 à 4.7</text:p>
      <text:p text:style-name="P8"/>
      <text:p text:style-name="P8"/>
      <text:h text:style-name="Heading_20_1" text:outline-level="1"><text:bookmark-start text:name="__RefHeading___Toc147_2065852393"/>Configuration avancée du noyau<text:bookmark-end text:name="__RefHeading___Toc147_2065852393"/></text:h>
      <text:h text:style-name="P7" text:outline-level="2"><text:bookmark-start text:name="__RefHeading___Toc143_2065852393"/>Modification de la configuration<text:bookmark-end text:name="__RefHeading___Toc143_2065852393"/></text:h>
      <text:p text:style-name="P8">Questions 5.1 à 5.3</text:p>
      <text:h text:style-name="P7" text:outline-level="2"><text:bookmark-start text:name="__RefHeading___Toc145_2065852393"/>Compilation avec configuration personnalisée<text:bookmark-end text:name="__RefHeading___Toc145_2065852393"/></text:h>
      <text:p text:style-name="P8">Questions 5.4 à 5.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1:16:32.292000000</meta:creation-date>
    <dc:date>2017-12-13T21:35:03.040000000</dc:date>
    <meta:editing-duration>PT16M16S</meta:editing-duration>
    <meta:editing-cycles>2</meta:editing-cycles>
    <meta:generator>LibreOffice/5.4.1.2$Windows_X86_64 LibreOffice_project/ea7cb86e6eeb2bf3a5af73a8f7777ac570321527</meta:generator>
    <meta:document-statistic meta:table-count="0" meta:image-count="0" meta:object-count="0" meta:page-count="2" meta:paragraph-count="24" meta:word-count="106" meta:character-count="701" meta:non-whitespace-character-count="617"/>
  </office:meta>
</office:document-meta>
</file>